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0" style:family="table" style:master-page-name="Default">
      <style:table-properties table:display="true" style:writing-mode="lr-tb"/>
    </style:style>
  </office:automatic-styles>
  <office:body>
    <office:spreadsheet>
      <table:table table:style-name="ta0" table:name="Journalist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5555R</text:p>
          </table:table-cell>
          <table:table-cell office:value-type="string">
            <text:p>Ken Jones</text:p>
          </table:table-cell>
          <table:table-cell office:value-type="string">
            <text:p>16/05/1953</text:p>
          </table:table-cell>
          <table:table-cell table:number-columns-repeated="997"/>
        </table:table-row>
        <table:table-row>
          <table:table-cell office:value-type="string">
            <text:p>6666S</text:p>
          </table:table-cell>
          <table:table-cell office:value-type="string">
            <text:p>Tim Cook</text:p>
          </table:table-cell>
          <table:table-cell office:value-type="string">
            <text:p>23/04/1956</text:p>
          </table:table-cell>
          <table:table-cell table:number-columns-repeated="997"/>
        </table:table-row>
        <table:table-row>
          <table:table-cell office:value-type="string">
            <text:p>7777T</text:p>
          </table:table-cell>
          <table:table-cell office:value-type="string">
            <text:p>Bill McDonald</text:p>
          </table:table-cell>
          <table:table-cell office:value-type="string">
            <text:p>08/07/1978</text:p>
          </table:table-cell>
          <table:table-cell table:number-columns-repeated="997"/>
        </table:table-row>
        <table:table-row>
          <table:table-cell office:value-type="string">
            <text:p>1111A</text:p>
          </table:table-cell>
          <table:table-cell office:value-type="string">
            <text:p>Tom Anderson</text:p>
          </table:table-cell>
          <table:table-cell office:value-type="string">
            <text:p>16/05/1995</text:p>
          </table:table-cell>
          <table:table-cell office:value-type="string">
            <text:p>swimming</text:p>
          </table:table-cell>
          <table:table-cell office:value-type="string">
            <text:p>singing</text:p>
          </table:table-cell>
          <table:table-cell table:number-columns-repeated="995"/>
        </table:table-row>
        <table:table-row table:number-rows-repeated="996">
          <table:table-cell table:number-columns-repeated="1000"/>
        </table:table-row>
      </table:table>
      <table:table table:style-name="ta0" table:name="Photographer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1234Z</text:p>
          </table:table-cell>
          <table:table-cell office:value-type="string">
            <text:p>Jonh Smith</text:p>
          </table:table-cell>
          <table:table-cell office:value-type="string">
            <text:p>30/04/1953</text:p>
          </table:table-cell>
          <table:table-cell office:value-type="string">
            <text:p>C/ Falsa 123</text:p>
          </table:table-cell>
          <table:table-cell office:value-type="string">
            <text:p>C/ Verdadera 567</text:p>
          </table:table-cell>
          <table:table-cell table:number-columns-repeated="995"/>
        </table:table-row>
        <table:table-row>
          <table:table-cell office:value-type="string">
            <text:p>3333C</text:p>
          </table:table-cell>
          <table:table-cell office:value-type="string">
            <text:p>Tom Ulman</text:p>
          </table:table-cell>
          <table:table-cell office:value-type="string">
            <text:p>24/03/1984</text:p>
          </table:table-cell>
          <table:table-cell office:value-type="string">
            <text:p>C/Falsa 123</text:p>
          </table:table-cell>
          <table:table-cell office:value-type="string">
            <text:p>C/Verdadera 456</text:p>
          </table:table-cell>
          <table:table-cell table:number-columns-repeated="995"/>
        </table:table-row>
        <table:table-row table:number-rows-repeated="998">
          <table:table-cell table:number-columns-repeated="1000"/>
        </table:table-row>
      </table:table>
      <table:table table:name="Teletypes" table:style-name="ta0">
        <table:table-column table:style-name="co1" table:number-columns-repeated="5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1111A</text:p>
          </table:table-cell>
          <table:table-cell office:value-type="string">
            <text:p>title1</text:p>
          </table:table-cell>
          <table:table-cell office:value-type="string">
            <text:p>body1</text:p>
          </table:table-cell>
          <table:table-cell office:value-type="string">
            <text:p>Super TT 14</text:p>
          </table:table-cell>
        </table:table-row>
      </table:table>
      <table:table table:name="PrintableNews" table:style-name="ta0">
        <table:table-column table:style-name="co1" table:number-columns-repeated="10" table:default-cell-style-name="Default"/>
        <table:table-row table:style-name="ro2">
          <table:table-cell office:value-type="float" office:value="1">
            <text:p>1</text:p>
          </table:table-cell>
          <table:table-cell office:value-type="string">
            <text:p>1111A</text:p>
          </table:table-cell>
          <table:table-cell office:value-type="string">
            <text:p>title2</text:p>
          </table:table-cell>
          <table:table-cell office:value-type="string">
            <text:p>body2</text:p>
          </table:table-cell>
          <table:table-cell office:value-type="string">
            <text:p>Patata prize 2014</text:p>
          </table:table-cell>
          <table:table-cell office:value-type="string">
            <text:p>Master Webnews 2013</text:p>
          </table:table-cell>
          <table:table-cell office:value-type="string">
            <text:p>7777T</text:p>
          </table:table-cell>
          <table:table-cell office:value-type="string">
            <text:p>#</text:p>
          </table:table-cell>
          <table:table-cell office:value-type="string">
            <text:p>http://midominio.com/photos/pic1</text:p>
          </table:table-cell>
          <table:table-cell office:value-type="string">
            <text:p>http://midominio.com/photos/pic2</text:p>
          </table:table-cell>
        </table:table-row>
      </table:table>
      <table:table table:name="WebNews" table:style-name="ta0">
        <table:table-column table:style-name="co1" table:number-columns-repeated="12" table:default-cell-style-name="Default"/>
        <table:table-row table:style-name="ro2">
          <table:table-cell office:value-type="float" office:value="2">
            <text:p>2</text:p>
          </table:table-cell>
          <table:table-cell office:value-type="string">
            <text:p>1111A</text:p>
          </table:table-cell>
          <table:table-cell office:value-type="string">
            <text:p>title3</text:p>
          </table:table-cell>
          <table:table-cell office:value-type="string">
            <text:p>body3</text:p>
          </table:table-cell>
          <table:table-cell office:value-type="string">
            <text:p>http://midominio.com/noticias/id</text:p>
          </table:table-cell>
          <table:table-cell/>
          <table:table-cell office:value-type="string">
            <text:p>*</text:p>
          </table:table-cell>
          <table:table-cell office:value-type="string">
            <text:p>http://midominio.com/photos/pic3</text:p>
          </table:table-cell>
          <table:table-cell office:value-type="string">
            <text:p>#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</table:table-row>
      </table:table>
      <table:table table:name="Pictures" table:style-name="ta0">
        <table:table-column table:style-name="co1" table:number-columns-repeated="2" table:default-cell-style-name="Default"/>
        <table:table-row table:style-name="ro1">
          <table:table-cell office:value-type="string">
            <text:p>1234Z</text:p>
          </table:table-cell>
          <table:table-cell office:value-type="string">
            <text:p>http://midominio.com/photos/pic2</text:p>
          </table:table-cell>
        </table:table-row>
        <table:table-row table:style-name="ro1">
          <table:table-cell office:value-type="string">
            <text:p>1234Z</text:p>
          </table:table-cell>
          <table:table-cell office:value-type="string">
            <text:p>http://midominio.com/photos/pic1</text:p>
          </table:table-cell>
        </table:table-row>
        <table:table-row table:style-name="ro1">
          <table:table-cell office:value-type="string">
            <text:p>1234Z</text:p>
          </table:table-cell>
          <table:table-cell office:value-type="string">
            <text:p>http://midominio.com/photos/pic3</text:p>
          </table:table-cell>
        </table:table-row>
      </table:table>
      <table:table table:name="Newspapers" table:style-name="ta0">
        <table:table-column table:style-name="co1" table:number-columns-repeated="2" table:default-cell-style-name="Default"/>
        <table:table-row table:style-name="ro1">
          <table:table-cell office:value-type="string">
            <text:p>3914/11/28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6/01/2015</text:date>, <text:time>20:5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5-01-06T20:50:18</dc:date>
    <dc:creator>Iñigo Aguas Ardaiz</dc:creator>
    <meta:editing-duration>PT1M16S</meta:editing-duration>
    <meta:editing-cycles>3</meta:editing-cycles>
    <meta:document-statistic meta:table-count="7" meta:cell-count="58" meta:object-count="0"/>
  </office:meta>
</office:document-meta>
</file>